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0.321cm" svg:y="1.807cm">
            <draw:object draw:notify-on-update-of-ranges="Sheet1.B7:Sheet1.B100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321cm" svg:y="12.193cm">
            <draw:object draw:notify-on-update-of-ranges="Sheet1.C7:Sheet1.C100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38.384cm" svg:y="2.259cm">
            <draw:object draw:notify-on-update-of-ranges="Sheet1.D7:Sheet1.D100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38.384cm" svg:y="12.645cm">
            <draw:object draw:notify-on-update-of-ranges="Sheet1.E7:Sheet1.E100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56.446cm" svg:y="2.71cm">
            <draw:object draw:notify-on-update-of-ranges="Sheet1.F7:Sheet1.F100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56.446cm" svg:y="13.096cm">
            <draw:object draw:notify-on-update-of-ranges="Sheet1.G7:Sheet1.G100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[0]</text:p>
          </table:table-cell>
          <table:table-cell office:value-type="string" calcext:value-type="string">
            <text:p>E[s]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ROTL</text:p>
          </table:table-cell>
          <table:table-cell office:value-type="string" calcext:value-type="string">
            <text:p>CRC3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infinity</text:p>
          </table:table-cell>
          <table:table-cell office:value-type="float" office:value="32.07" calcext:value-type="float">
            <text:p>32,07</text:p>
          </table:table-cell>
          <table:table-cell office:value-type="float" office:value="0.93" calcext:value-type="float">
            <text:p>0,93</text:p>
          </table:table-cell>
          <table:table-cell office:value-type="float" office:value="58.16" calcext:value-type="float">
            <text:p>58,16</text:p>
          </table:table-cell>
          <table:table-cell office:value-type="float" office:value="11.78" calcext:value-type="float">
            <text:p>11,78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Дисперсия</text:p>
          </table:table-cell>
          <table:table-cell table:formula="of:=STDEV([.B7:.B1006])" office:value-type="float" office:value="2585.5098377303" calcext:value-type="float">
            <text:p>2585,5098377303</text:p>
          </table:table-cell>
          <table:table-cell table:formula="of:=STDEV([.C7:.C1006])" office:value-type="float" office:value="464.199246897083" calcext:value-type="float">
            <text:p>464,199246897083</text:p>
          </table:table-cell>
          <table:table-cell table:formula="of:=STDEV([.D7:.D1006])" office:value-type="float" office:value="23.241687870184" calcext:value-type="float">
            <text:p>23,241687870184</text:p>
          </table:table-cell>
          <table:table-cell table:formula="of:=STDEV([.E7:.E1006])" office:value-type="float" office:value="808.524270120836" calcext:value-type="float">
            <text:p>808,524270120836</text:p>
          </table:table-cell>
          <table:table-cell table:formula="of:=STDEV([.F7:.F1006])" office:value-type="float" office:value="150.181904647276" calcext:value-type="float">
            <text:p>150,181904647276</text:p>
          </table:table-cell>
          <table:table-cell table:formula="of:=STDEV([.G7:.G1006])" office:value-type="float" office:value="9.13089547920971" calcext:value-type="float">
            <text:p>9,1308954792097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SUM([.G7:.G1006])" office:value-type="float" office:value="81761" calcext:value-type="float">
            <text:p>8176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839" calcext:value-type="float">
            <text:p>183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4209" calcext:value-type="float">
            <text:p>4209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365" calcext:value-type="float">
            <text:p>736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9863" calcext:value-type="float">
            <text:p>9863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1157" calcext:value-type="float">
            <text:p>11157</text:p>
          </table:table-cell>
          <table:table-cell office:value-type="float" office:value="242" calcext:value-type="float">
            <text:p>24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1552" calcext:value-type="float">
            <text:p>11552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0213" calcext:value-type="float">
            <text:p>1021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7968" calcext:value-type="float">
            <text:p>7968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833" calcext:value-type="float">
            <text:p>5833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033" calcext:value-type="float">
            <text:p>403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588" calcext:value-type="float">
            <text:p>2588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97" calcext:value-type="float">
            <text:p>159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87" calcext:value-type="float">
            <text:p>987</text:p>
          </table:table-cell>
          <table:table-cell office:value-type="float" office:value="227" calcext:value-type="float">
            <text:p>22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26" calcext:value-type="float">
            <text:p>626</text:p>
          </table:table-cell>
          <table:table-cell office:value-type="float" office:value="412" calcext:value-type="float">
            <text:p>41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229" calcext:value-type="float">
            <text:p>2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432" calcext:value-type="float">
            <text:p>43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30" calcext:value-type="float">
            <text:p>243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337" calcext:value-type="float">
            <text:p>1337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82" calcext:value-type="float">
            <text:p>108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65" calcext:value-type="float">
            <text:p>126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08" calcext:value-type="float">
            <text:p>708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71" calcext:value-type="float">
            <text:p>107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416" calcext:value-type="float">
            <text:p>141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372" calcext:value-type="float">
            <text:p>137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829" calcext:value-type="float">
            <text:p>382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930" calcext:value-type="float">
            <text:p>293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426" calcext:value-type="float">
            <text:p>542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689" calcext:value-type="float">
            <text:p>368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91" calcext:value-type="float">
            <text:p>269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907" calcext:value-type="float">
            <text:p>2907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719" calcext:value-type="float">
            <text:p>171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176" calcext:value-type="float">
            <text:p>2176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72" calcext:value-type="float">
            <text:p>257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026" calcext:value-type="float">
            <text:p>2026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725" calcext:value-type="float">
            <text:p>272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67" calcext:value-type="float">
            <text:p>156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332" calcext:value-type="float">
            <text:p>433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057" calcext:value-type="float">
            <text:p>3057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544" calcext:value-type="float">
            <text:p>654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105" calcext:value-type="float">
            <text:p>310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76" calcext:value-type="float">
            <text:p>117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935" calcext:value-type="float">
            <text:p>193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SUM([.B7:.B1006])" office:value-type="float" office:value="81761" calcext:value-type="float">
            <text:p>81761</text:p>
          </table:table-cell>
          <table:table-cell table:formula="of:=SUM([.C7:.C1006])" office:value-type="float" office:value="81761" calcext:value-type="float">
            <text:p>81761</text:p>
          </table:table-cell>
          <table:table-cell table:formula="of:=SUM([.D7:.D1006])" office:value-type="float" office:value="81761" calcext:value-type="float">
            <text:p>81761</text:p>
          </table:table-cell>
          <table:table-cell table:formula="of:=SUM([.E7:.E1006])" office:value-type="float" office:value="81761" calcext:value-type="float">
            <text:p>81761</text:p>
          </table:table-cell>
          <table:table-cell table:formula="of:=SUM([.F7:.F1006])" office:value-type="float" office:value="81761" calcext:value-type="float">
            <text:p>81761</text:p>
          </table:table-cell>
          <table:table-cell table:formula="of:=SUM([.G7:.G1006])" office:value-type="float" office:value="81761" calcext:value-type="float">
            <text:p>817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.00.0000</text:date>, <text:time style:data-style-name="N2" text:time-value="12:32:50.6255702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0T21:16:15.918691796</meta:creation-date>
    <dc:date>2022-04-11T13:05:47.729993076</dc:date>
    <meta:editing-duration>PT50M59S</meta:editing-duration>
    <meta:editing-cycles>3</meta:editing-cycles>
    <meta:generator>LibreOffice/7.3.2.2$Linux_X86_64 LibreOffice_project/30$Build-2</meta:generator>
    <meta:document-statistic meta:table-count="1" meta:cell-count="6026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798cm" svg:y="0.316cm" chart:style-name="ch2">
          <text:p>1</text:p>
        </chart:title>
        <chart:plot-area chart:style-name="ch3" table:cell-range-address="Sheet1.B7:Sheet1.B1006" svg:x="0.32cm" svg:y="1.275cm" svg:width="15.36cm" svg:height="7.545cm">
          <chart:coordinate-region svg:x="1.497cm" svg:y="1.474cm" svg:width="14.183cm" svg:height="6.4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7:Sheet1.B1006" chart:class="chart:bar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761">
                <text:p>81761</text:p>
                <draw:g>
                  <svg:desc>Sheet1.B7:Sheet1.B10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2cm" svg:y="0.316cm" chart:style-name="ch2">
          <text:p>S[0]</text:p>
        </chart:title>
        <chart:plot-area chart:style-name="ch3" table:cell-range-address="Sheet1.C7:Sheet1.C1006" svg:x="0.32cm" svg:y="1.275cm" svg:width="15.36cm" svg:height="7.545cm">
          <chart:coordinate-region svg:x="1.312cm" svg:y="1.474cm" svg:width="14.368cm" svg:height="6.4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7:Sheet1.C1006" chart:class="chart:bar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7:Sheet1.C10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29">
                <text:p>38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30">
                <text:p>293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426">
                <text:p>54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89">
                <text:p>36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907">
                <text:p>29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76">
                <text:p>21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72">
                <text:p>25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25">
                <text:p>27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332">
                <text:p>43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57">
                <text:p>30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44">
                <text:p>65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282cm" svg:y="0.316cm" chart:style-name="ch2">
          <text:p>Summ</text:p>
        </chart:title>
        <chart:plot-area chart:style-name="ch3" table:cell-range-address="Sheet1.D7:Sheet1.D1006" svg:x="0.32cm" svg:y="1.275cm" svg:width="15.36cm" svg:height="7.545cm">
          <chart:coordinate-region svg:x="1.127cm" svg:y="1.474cm" svg:width="14.553cm" svg:height="6.4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7:Sheet1.D1006" chart:class="chart:bar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5">
                <text:p>95</text:p>
                <draw:g>
                  <svg:desc>Sheet1.D7:Sheet1.D10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6">
                <text:p>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61cm" svg:y="0.316cm" chart:style-name="ch2">
          <text:p>strlen</text:p>
        </chart:title>
        <chart:plot-area chart:style-name="ch3" table:cell-range-address="Sheet1.E7:Sheet1.E1006" svg:x="0.32cm" svg:y="1.275cm" svg:width="15.36cm" svg:height="7.545cm">
          <chart:coordinate-region svg:x="1.497cm" svg:y="1.474cm" svg:width="14.183cm" svg:height="6.4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7:Sheet1.E1006" chart:class="chart:bar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7:Sheet1.E10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09">
                <text:p>42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65">
                <text:p>7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63">
                <text:p>98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57">
                <text:p>111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52">
                <text:p>115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13">
                <text:p>102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68">
                <text:p>79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33">
                <text:p>58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33">
                <text:p>40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88">
                <text:p>25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99cm" svg:y="0.316cm" chart:style-name="ch2">
          <text:p>rotl</text:p>
        </chart:title>
        <chart:plot-area chart:style-name="ch3" table:cell-range-address="Sheet1.F7:Sheet1.F1006" svg:x="0.32cm" svg:y="1.275cm" svg:width="15.36cm" svg:height="7.545cm">
          <chart:coordinate-region svg:x="1.127cm" svg:y="1.474cm" svg:width="14.553cm" svg:height="6.4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7:Sheet1.F1006" chart:class="chart:bar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1">
                <text:p>451</text:p>
                <draw:g>
                  <svg:desc>Sheet1.F7:Sheet1.F10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35">
                <text:p>2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202cm" svg:y="0.316cm" chart:style-name="ch2">
          <text:p>CRC32</text:p>
        </chart:title>
        <chart:plot-area chart:style-name="ch3" table:cell-range-address="Sheet1.G7:Sheet1.G1006" svg:x="0.32cm" svg:y="1.275cm" svg:width="15.36cm" svg:height="7.545cm">
          <chart:coordinate-region svg:x="1.127cm" svg:y="1.474cm" svg:width="14.553cm" svg:height="6.4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7:Sheet1.G1006" chart:class="chart:bar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">
                <text:p>78</text:p>
                <draw:g>
                  <svg:desc>Sheet1.G7:Sheet1.G10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